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asyFactoryConfiguration.tool( String key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Data.EasyData( Data datum , Configura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Wrap.tool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FactoryConfiguration.data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asyFactoryConfiguration.string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Wrap.tool( String key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asyFactoryConfiguration.Easy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Data.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FactoryConfiguration.tool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Wrap.restrictTo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asyWrap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Data.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Wrap.tool( String key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Wrap.tool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FactoryConfiguration.EasyFactoryConfiguration( boolean includeDefaults ,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asyData.target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FactoryConfiguration.bool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FactoryConfiguration.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FactoryConfiguration.auto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FactoryConfiguration.tool( String key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asyFactoryConfiguration.EasyFactoryConfiguration( boolean includeDefa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Wrap.EasyWrap( C config , Configura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FactoryConfiguration.tool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FactoryConfiguration.data( String key , Data . Type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asyData.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FactoryConfiguration.addDefaultToo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asyFactoryConfiguration.autoLoad( boolean includeDefa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asyFactoryConfiguration.data( String key , String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asyWrap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Data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Data.type( Data .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FactoryConfiguration.number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Data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syWrap.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Data.converter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Wrap.addDefault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syFactoryConfiguration.toolbox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